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rp_5f_default_5f_1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543cm" fo:margin-right="1.42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creator>Nonow </dc:creator>
    <dc:date>2013-11-06T10:01:01</dc:date>
    <meta:editing-cycles>817</meta:editing-cycles>
    <meta:editing-duration>P1DT11H9M37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>http://localhost:8069</meta:user-defined>
    <meta:user-defined meta:name="Info 2">admin</meta:user-defined>
    <meta:user-defined meta:name="Info 3">390</meta:user-defined>
    <meta:user-defined meta:name="Info 4">sale.order</meta:user-defined>
  </office:meta>
</office:document-meta>
</file>